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6" style:family="table-column">
      <style:table-column-properties fo:break-before="auto" style:column-width="2.138cm"/>
    </style:style>
    <style:style style:name="co27" style:family="table-column">
      <style:table-column-properties fo:break-before="auto" style:column-width="3.256cm"/>
    </style:style>
    <style:style style:name="co28" style:family="table-column">
      <style:table-column-properties fo:break-before="auto" style:column-width="6.458cm"/>
    </style:style>
    <style:style style:name="co29" style:family="table-column">
      <style:table-column-properties fo:break-before="auto" style:column-width="1.905cm"/>
    </style:style>
    <style:style style:name="co30" style:family="table-column">
      <style:table-column-properties fo:break-before="auto" style:column-width="6.567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9" style:family="table-row">
      <style:table-row-properties style:row-height="0.947cm" fo:break-before="auto" style:use-optimal-row-height="true"/>
    </style:style>
    <style:style style:name="ro8" style:family="table-row">
      <style:table-row-properties style:row-height="1.632cm" fo:break-before="auto" style:use-optimal-row-height="true"/>
    </style:style>
    <style:style style:name="ro10" style:family="table-row">
      <style:table-row-properties style:row-height="1.289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2.921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2.974cm" fo:break-before="auto" style:use-optimal-row-height="true"/>
    </style:style>
    <style:style style:name="ro15" style:family="table-row">
      <style:table-row-properties style:row-height="4.053cm" fo:break-before="auto" style:use-optimal-row-height="true"/>
    </style:style>
    <style:style style:name="ro16" style:family="table-row">
      <style:table-row-properties style:row-height="3.316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5.581cm" fo:break-before="auto" style:use-optimal-row-height="true"/>
    </style:style>
    <style:style style:name="ro20" style:family="table-row">
      <style:table-row-properties style:row-height="1.342cm" fo:break-before="auto" style:use-optimal-row-height="true"/>
    </style:style>
    <style:style style:name="ro21" style:family="table-row">
      <style:table-row-properties style:row-height="2.131cm" fo:break-before="auto" style:use-optimal-row-height="true"/>
    </style:style>
    <style:style style:name="ro22" style:family="table-row">
      <style:table-row-properties style:row-height="4.791cm" fo:break-before="auto" style:use-optimal-row-height="true"/>
    </style:style>
    <style:style style:name="ro23" style:family="table-row">
      <style:table-row-properties style:row-height="2.08cm" fo:break-before="auto" style:use-optimal-row-height="true"/>
    </style:style>
    <style:style style:name="ro24" style:family="table-row">
      <style:table-row-properties style:row-height="0.894cm" fo:break-before="auto" style:use-optimal-row-height="true"/>
    </style:style>
    <style:style style:name="ro25" style:family="table-row">
      <style:table-row-properties style:row-height="1.685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33"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1.889cm"/>
    </style:style>
    <style:style style:name="gr13" style:family="graphic">
      <style:graphic-properties draw:stroke="solid" svg:stroke-color="#000000" draw:fill="solid" draw:fill-color="#ffffff" fo:min-height="3.228cm"/>
    </style:style>
    <style:style style:name="gr14" style:family="graphic">
      <style:graphic-properties draw:stroke="solid" svg:stroke-color="#000000" draw:fill="solid" draw:fill-color="#ffffff" fo:min-height="4.49cm"/>
    </style:style>
    <style:style style:name="gr15" style:family="graphic">
      <style:graphic-properties draw:stroke="solid" svg:stroke-color="#000000" draw:fill="solid" draw:fill-color="#ff66cc" fo:min-height="6.63cm"/>
    </style:style>
    <style:style style:name="gr16" style:family="graphic">
      <style:graphic-properties draw:stroke="solid" svg:stroke-color="#000000" draw:fill="solid" draw:fill-color="#ffffff" fo:min-height="7.174cm"/>
    </style:style>
    <style:style style:name="gr17" style:family="graphic">
      <style:graphic-properties draw:stroke="solid" svg:stroke-color="#000000" draw:fill="solid" draw:fill-color="#ffffff" fo:min-height="2.982cm"/>
    </style:style>
    <style:style style:name="gr18" style:family="graphic">
      <style:graphic-properties draw:stroke="solid" svg:stroke-color="#000000" draw:fill="solid" draw:fill-color="#ffffff" fo:min-height="2.561cm"/>
    </style:style>
    <style:style style:name="gr19" style:family="graphic">
      <style:graphic-properties draw:stroke="solid" svg:stroke-color="#000000" draw:fill="solid" draw:fill-color="#ffffff" fo:min-height="6.683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5"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3">
          <table:table-cell office:value-type="date" office:date-value="2021-07-23">
            <text:p>2021/07/23</text:p>
          </table:table-cell>
          <table:table-cell/>
          <table:table-cell office:value-type="string">
            <text:p>11人員詳細sheet</text:p>
          </table:table-cell>
          <table:table-cell office:value-type="string">
            <text:p>パスワード露出の権限をシステム管理者のみから管理者とシステム管理者のみにあらためた</text:p>
          </table:table-cell>
        </table:table-row>
        <table:table-row table:style-name="ro2">
          <table:table-cell office:value-type="date" office:date-value="2021-07-27">
            <text:p>2021/07/27</text:p>
          </table:table-cell>
          <table:table-cell/>
          <table:table-cell office:value-type="string">
            <text:p>35ログ確認sheet</text:p>
          </table:table-cell>
          <table:table-cell office:value-type="string">
            <text:p>システム情報メッセージを加えた</text:p>
          </table:table-cell>
        </table:table-row>
        <table:table-row table:style-name="ro1">
          <table:table-cell table:number-columns-repeated="3"/>
          <table:table-cell office:value-type="string">
            <text:p>検索文字を加えた</text:p>
          </table:table-cell>
        </table:table-row>
        <table:table-row table:style-name="ro1" table:number-rows-repeated="1048564">
          <table:table-cell table:number-columns-repeated="4"/>
        </table:table-row>
        <table:table-row table:style-name="ro1">
          <table:table-cell table:number-columns-repeated="4"/>
        </table:table-row>
      </table:table>
      <table:table table:name="a0詳細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3">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able:table-cell>
          <table:table-cell table:style-name="ce20" office:value-type="string">
            <text:p>本データの下位に新しいデータを追加します</text:p>
          </table:table-cell>
          <table:table-cell table:number-columns-repeated="1014"/>
        </table:table-row>
        <table:table-row table:style-name="ro4">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6">
            <text:p>6</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7">
            <text:p>7</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8">
            <text:p>8</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a1一覧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10">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28"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32"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style-name="ce20" office:value-type="string">
            <text:p><text:span text:style-name="T3">クリックにより、マイツリーに追加しま</text:span><text:span text:style-name="T3">す</text:span></text:p>
            <text:p><text:span text:style-name="T3">既に追加していた場合は、マイツリーか</text:span><text:span text:style-name="T3">ら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　またこの部署をアクセスする権限を有する部署人員を権限一覧に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7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table:table-column table:style-name="co4" table:default-cell-style-name="ce8"/>
        <table:table-column table:style-name="co5" table:default-cell-style-name="ce21"/>
        <table:table-column table:style-name="co29"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30"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text:span><text:span text:style-name="T3">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text:span><text:span text:style-name="T3">のみクリッ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人員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10">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3">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ext:p>管理者とシステム管理者のみ変更でき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管理者と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7cm" table:end-y="0.021cm" draw:z-index="2" draw:style-name="gr9" svg:width="6.7cm" svg:height="0.976cm" svg:x="0.406cm" svg:y="0.671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text:span><text:span text:style-name="T3">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2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　またこの人員をアクセスする権限を有する部署人員を権限一覧に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4cm" draw:z-index="0" draw:style-name="gr11"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text:span><text:span text:style-name="T3">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text:span><text:span text:style-name="T3">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text:span><text:span text:style-name="T3">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text:span><text:span text:style-name="T3">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text:span><text:span text:style-name="T3">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text:span><text:span text:style-name="T3">できる</text:span></text:p>
          </table:table-cell>
          <table:table-cell office:value-type="string">
            <text:p>作業定義情報を修正、抹消できる管理者を変更する場合、ここを修正します</text:p>
            <text:p><text:span text:style-name="T3">管理者自身とシステム管理者だけが修正</text:span><text:span text:style-name="T3">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8">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text:span><text:span text:style-name="T3">デフォルト設定</text:span></text:p>
          </table:table-cell>
          <table:table-cell table:number-columns-repeated="1015"/>
        </table:table-row>
        <table:table-row table:style-name="ro11">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text:span><text:span text:style-name="T3">を選択</text:span></text:p>
            <text:p><text:span text:style-name="T3">・自動で出す</text:span></text:p>
            <text:p><text:span text:style-name="T3">・自動で出さない</text:span></text:p>
            <text:p><text:span text:style-name="T3">※</text:span><text:span text:style-name="T3">「自動で出さない」でありながら付帯</text:span><text:span text:style-name="T3">定義一覧に自動作業指示が存在する場合</text:span><text:span text:style-name="T3">、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2">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3">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0">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4">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5">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text:span><text:span text:style-name="T3">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text:span><text:span text:style-name="T3">うかを以下から選択</text:span></text:p>
            <text:p><text:span text:style-name="T3">・自動で出す</text:span></text:p>
            <text:p><text:span text:style-name="T3">・自動で出さない（作業指示画面にて指</text:span><text:span text:style-name="T3">定）</text:span></text:p>
            <text:p><text:span text:style-name="T3">※</text:span><text:span text:style-name="T3">自動で出さないでありながら付帯定義</text:span><text:span text:style-name="T3">一覧に作業開始タイミングが存在する場</text:span><text:span text:style-name="T3">合、エラーメッセージ【】を表示する</text:span></text:p>
          </table:table-cell>
          <table:table-cell office:value-type="string">
            <text:p>作業管理システムが作業者に作業開始を自動で指示するかどうかの指定です</text:p>
            <text:p><text:span text:style-name="T3">自動で出すためには、作業者をこの作業</text:span><text:span text:style-name="T3">定義で入力する必要があります</text:span></text:p>
          </table:table-cell>
          <table:table-cell table:number-columns-repeated="1014"/>
        </table:table-row>
        <table:table-row table:style-name="ro16">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3">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0">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4">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7">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text:span><text:span text:style-name="T3">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6">
          <table:table-cell table:formula="of:=ROW()-1" office:value-type="float" office:value="29">
            <text:p>29</text:p>
          </table:table-cell>
          <table:table-cell office:value-type="string">
            <text:p>了承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者からの作業了承が必要が不要かを設定</text:p>
            <text:p>デフォルトは要</text:p>
          </table:table-cell>
          <table:table-cell table:style-name="ce20" office:value-type="string">
            <text:p>作業指示者が作業者に作業指示を出した後、作業者からの了承の報告を必須にする場合、要を選択します</text:p>
          </table:table-cell>
          <table:table-cell table:number-columns-repeated="1014"/>
        </table:table-row>
        <table:table-row table:style-name="ro18">
          <table:table-cell table:formula="of:=ROW()-1" office:value-type="float" office:value="30">
            <text:p>30</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指示者から作業者への開始指示が必</text:span><text:span text:style-name="T3">要が不要かを設定</text:span></text:p>
            <text:p><text:span text:style-name="T3">デフォルトは要</text:span></text:p>
          </table:table-cell>
          <table:table-cell table:style-name="ce20" office:value-type="string">
            <text:p>作業指示者から作業者への手動による作業開始指示により作業を開始する場合は、要を選択します　自動開始指示が「自動で出す」であっても、手動での指示も可能です</text:p>
          </table:table-cell>
          <table:table-cell table:number-columns-repeated="1014"/>
        </table:table-row>
        <table:table-row table:style-name="ro6">
          <table:table-cell table:formula="of:=ROW()-1" office:value-type="float" office:value="31">
            <text:p>31</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開始報告が必要が不要かを</text:span><text:span text:style-name="T3">設定</text:span></text:p>
            <text:p><text:span text:style-name="T3">デフォルトは要</text:span></text:p>
          </table:table-cell>
          <table:table-cell table:style-name="ce20" office:value-type="string">
            <text:p>作業者が作業を開始したことを報告する事を必須とする場合は、要を選択します</text:p>
          </table:table-cell>
          <table:table-cell table:number-columns-repeated="1014"/>
        </table:table-row>
        <table:table-row table:style-name="ro6">
          <table:table-cell table:formula="of:=ROW()-1" office:value-type="float" office:value="32">
            <text:p>32</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完了報告が必要が不要かを</text:span><text:span text:style-name="T3">設定</text:span></text:p>
            <text:p><text:span text:style-name="T3">デフォルトは要</text:span></text:p>
          </table:table-cell>
          <table:table-cell table:style-name="ce20" office:value-type="string">
            <text:p>作業者が作業を完了したことを報告する事を必須とする場合は、要を選択します</text:p>
          </table:table-cell>
          <table:table-cell table:number-columns-repeated="1014"/>
        </table:table-row>
        <table:table-row table:style-name="ro4">
          <table:table-cell table:formula="of:=ROW()-1" office:value-type="float" office:value="33">
            <text:p>33</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text:span><text:span text:style-name="T3">を以下から選択</text:span></text:p>
            <text:p><text:span text:style-name="T3">・あり</text:span></text:p>
            <text:p><text:span text:style-name="T3">・なし</text:span></text:p>
            <text:p><text:span text:style-name="T3">※</text:span><text:span text:style-name="T3">全ての報告要否が不要であるにも関わ</text:span><text:span text:style-name="T3">ず、ありである場合、エラーメッセージ</text:span><text:span text:style-name="T3">【】を表示し、かつ登録できなくする</text:span></text:p>
          </table:table-cell>
          <table:table-cell office:value-type="string">
            <text:p>作業管理システムが作業者<text:span text:style-name="T3">からの報告を</text:span><text:span text:style-name="T3">受けた時に動作するアクションの有無を</text:span><text:span text:style-name="T3">選びます</text:span></text:p>
          </table:table-cell>
          <table:table-cell table:number-columns-repeated="1014"/>
        </table:table-row>
        <table:table-row table:style-name="ro19">
          <table:table-cell table:formula="of:=ROW()-1" office:value-type="float" office:value="34">
            <text:p>34</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了承報告によるアクション</text:p>
            <text:p>・開始指示によるアクション</text:p>
            <text:p>・開始報告によるアクション</text:p>
            <text:p>・完了報告によるアクション</text:p>
            <text:p>・中断報告によるアクション</text:p>
            <text:p><text:span text:style-name="T3">・保留報告によるアクション</text:span></text:p>
            <text:p><text:span text:style-name="T3">以下の場合、エラーメッセージ【】を表</text:span><text:span text:style-name="T3">示し、かつ確定できなくする</text:span></text:p>
            <text:p><text:span text:style-name="T3">・完了報告要否が不要であるにも関わず</text:span><text:span text:style-name="T3">、完了報告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5">
            <text:p>35</text:p>
          </table:table-cell>
          <table:table-cell office:value-type="string">
            <text:p>上位作業との連動：了承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了承報告を受領した時に、上位作業が未だ了承状態でない場合、上位作業に了承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6">
            <text:p>36</text:p>
          </table:table-cell>
          <table:table-cell office:value-type="string">
            <text:p>上位作業との連動：開始指示</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指示を出した時に、上位作業が未だ開始指示を出していない場合、上位作業に開始指示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7">
            <text:p>37</text:p>
          </table:table-cell>
          <table:table-cell office:value-type="string">
            <text:p>上位作業との連動：開始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報告を受領した時に、上位作業が未だ開始状態でない場合、上位作業に開始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8">
            <text:p>38</text:p>
          </table:table-cell>
          <table:table-cell office:value-type="string">
            <text:p>上位作業との連動：完了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完了報告を受領した時に、上位作業が未だ完了状態でない場合、上位作業に完了報告を行う</text:p>
            <text:p>デフォルトはオフ</text:p>
            <text:p>上位が作業定義トップである場合は、オフにして入力不可にする</text:p>
          </table:table-cell>
          <table:table-cell table:number-columns-repeated="1015"/>
        </table:table-row>
        <table:table-row table:style-name="ro4">
          <table:table-cell table:formula="of:=ROW()-1" office:value-type="float" office:value="39">
            <text:p>39</text:p>
          </table:table-cell>
          <table:table-cell office:value-type="string">
            <text:p>上位作業との連動：中断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中断報告を受領した時に、上位作業が未だ中断状態でない場合、上位作業に中断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40">
            <text:p>40</text:p>
          </table:table-cell>
          <table:table-cell office:value-type="string">
            <text:p>上位作業との連動：保留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保留報告を受領した時に、上位作業が未だ保留状態でない場合、上位作業に保留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41">
            <text:p>41</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text:span><text:span text:style-name="T3">場合に表示</text:span></text:p>
            <text:p>実行するアクションを以下から選択</text:p>
            <text:p>・後工程作業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42">
            <text:p>42</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連絡</text:span></text:p>
            <text:p><text:span text:style-name="T3">・後工程開始指示</text:span></text:p>
            <text:p><text:span text:style-name="T3">・後工程中止指示</text:span></text:p>
          </table:table-cell>
          <table:table-cell table:number-columns-repeated="1015"/>
        </table:table-row>
        <table:table-row table:style-name="ro13">
          <table:table-cell table:formula="of:=ROW()-1" office:value-type="float" office:value="43">
            <text:p>43</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8">
          <table:table-cell table:formula="of:=ROW()-1" office:value-type="float" office:value="44">
            <text:p>44</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5">
            <text:p>45</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6">
            <text:p>46</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47">
            <text:p>47</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18">
          <table:table-cell table:formula="of:=ROW()-1" office:value-type="float" office:value="48">
            <text:p>48</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9">
            <text:p>49</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50">
            <text:p>50</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51">
            <text:p>51</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52">
            <text:p>52</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0">
          <table:table-cell table:formula="of:=ROW()-1" office:value-type="float" office:value="53">
            <text:p>53</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54">
            <text:p>54</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5">
            <text:p>55</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6">
            <text:p>56</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57">
            <text:p>57</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8">
            <text:p>58</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9">
            <text:p>59</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60">
            <text:p>60</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61">
            <text:p>61</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62">
            <text:p>62</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63">
            <text:p>6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4">
            <text:p>64</text:p>
          </table:table-cell>
          <table:table-cell office:value-type="string">
            <text:p>上位</text:p>
            <draw:frame table:end-cell-address="17作業定義詳細.I66" table:end-x="7.443cm" table:end-y="1.443cm" draw:z-index="0" draw:style-name="gr12" svg:width="18.709cm" svg:height="1.889cm" svg:x="0.434cm" svg:y="1.179cm">
              <draw:text-box>
                <text:p>作業指示は、システム的には　作業指示テーブルの作成を意味する</text:p>
                <text:p>　作業定義テーブルでは、作業者は必ずしも必要ないが、作業指示テーブル上では必須となる</text:p>
                <text:p/>
              </draw:text-box>
            </draw:frame>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text:span><text:span text:style-name="T3">みクリックできる</text:span></text:p>
          </table:table-cell>
          <table:table-cell table:number-columns-repeated="1015"/>
        </table:table-row>
        <table:table-row table:style-name="ro6">
          <table:table-cell table:formula="of:=ROW()-1" office:value-type="float" office:value="65">
            <text:p>6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6">
            <text:p>66</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number-rows-repeated="1048502">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text:span><text:span text:style-name="T3">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text:span><text:span text:style-name="T3">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9作業指示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指示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指示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9作業指示トップ.I15" table:end-x="2.008cm" table:end-y="0.035cm" draw:z-index="0" draw:style-name="gr7" svg:width="16.494cm" svg:height="2.975cm" svg:x="0.001cm" svg:y="0.023cm">
              <draw:text-box>
                <text:p>概要に記す文字</text:p>
                <text:p>作業定義にある作業の実行を人員に指示し、また進捗を管理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0作業指示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指示名称を表示 クリックによりその作業指示詳細に遷移 作業指示の参照権限がある場合のみクリックできる</text:p>
          </table:table-cell>
          <table:table-cell table:number-columns-repeated="1015"/>
        </table:table-row>
        <table:table-row table:style-name="ro1">
          <table:table-cell table:formula="of:=ROW()-1" office:value-type="float" office:value="3">
            <text:p>3</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3">
          <table:table-cell table:formula="of:=ROW()-1" office:value-type="float" office:value="4">
            <text:p>4</text:p>
          </table:table-cell>
          <table:table-cell office:value-type="string">
            <text:p>作業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者を表示</text:p>
            <text:p><text:span text:style-name="T3">クリックによりその詳細画面に遷移</text:span></text:p>
          </table:table-cell>
          <table:table-cell table:number-columns-repeated="1015"/>
        </table:table-row>
        <table:table-row table:style-name="ro1">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指示名を表示し、クリックによりその作業場所詳細に遷移</text:p>
            <text:p><text:span text:style-name="T3">上位作業場所の参照権限がある場合のみ</text:span><text:span text:style-name="T3">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20作業指示一覧.I15" table:end-x="1.691cm" table:end-y="0.356cm" draw:z-index="0" draw:style-name="gr4" svg:width="16.494cm" svg:height="1.623cm" svg:x="0cm" svg:y="0.21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1">
          <table:table-cell table:formula="of:=ROW()-1" office:value-type="float" office:value="2">
            <text:p>2</text:p>
          </table:table-cell>
          <table:table-cell office:value-type="string">
            <text:p>付与文字列</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名称に付与する文字列　付与した文字列が作業指示名称となる</text:p>
            <text:p>新規登録時には、作業指示詳細の画面を開いた日時-yyyymmddhhMMssをデフォルト表示</text:p>
            <text:p>※自動登録時にも同様の文字列が設定される</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10">
          <table:table-cell table:formula="of:=ROW()-1" office:value-type="float" office:value="12">
            <text:p>12</text:p>
          </table:table-cell>
          <table:table-cell office:value-type="string">
            <text:p>指示選択</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指示選択を表示する</text:p>
          </table:table-cell>
          <table:table-cell table:number-columns-repeated="1015"/>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18">
          <table:table-cell table:formula="of:=ROW()-1" office:value-type="float" office:value="14">
            <text:p>14</text:p>
          </table:table-cell>
          <table:table-cell office:value-type="string">
            <text:p>仕切り直し方法</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選択で指示り直しを選択した時に以下選択を表示</text:p>
            <text:p>・今の作業進捗を消して入力した作業者部署人員が最初から作業する</text:p>
            <text:p>・今の作業進捗を継続して入力した作業者部署人員が作業を引き継ぐ</text:p>
          </table:table-cell>
          <table:table-cell table:number-columns-repeated="1015"/>
        </table:table-row>
        <table:table-row table:style-name="ro6">
          <table:table-cell table:formula="of:=ROW()-1" office:value-type="float" office:value="15">
            <text:p>15</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指示選択の内容と指示事項を作業者に指示する　仕切り直しの場合も、その旨を伝え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6">
            <text:p>16</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8">
            <text:p>18</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text:span><text:span text:style-name="T3">択状態にする</text:span></text:p>
          </table:table-cell>
          <table:table-cell table:style-name="ce20"/>
          <table:table-cell table:number-columns-repeated="1014"/>
        </table:table-row>
        <table:table-row table:style-name="ro6">
          <table:table-cell table:formula="of:=ROW()-1" office:value-type="float" office:value="19">
            <text:p>19</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text:span><text:span text:style-name="T3">を以下から選択</text:span></text:p>
            <text:p><text:span text:style-name="T3">・あり</text:span></text:p>
            <text:p><text:span text:style-name="T3">・なし</text:span></text:p>
            <text:p><text:span text:style-name="T3">開始報告要否、完了報告要否双方が不要</text:span><text:span text:style-name="T3">であるにも関わず、ありである場合、エ</text:span><text:span text:style-name="T3">ラーメッセージを表示し、かつ確定でき</text:span><text:span text:style-name="T3">なくする</text:span></text:p>
          </table:table-cell>
          <table:table-cell office:value-type="string">
            <text:p>作業管理システムが作業者<text:span text:style-name="T3">からの報告を</text:span><text:span text:style-name="T3">受けた時に動作するアクションの有無を</text:span><text:span text:style-name="T3">選びます</text:span></text:p>
          </table:table-cell>
          <table:table-cell table:number-columns-repeated="1014"/>
        </table:table-row>
        <table:table-row table:style-name="ro22">
          <table:table-cell table:formula="of:=ROW()-1" office:value-type="float" office:value="21">
            <text:p>21</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text:span><text:span text:style-name="T3">、かつ確定できなくする</text:span></text:p>
            <text:p><text:span text:style-name="T3">・完了報告要否が不要であるにも関わず</text:span><text:span text:style-name="T3">、完了報告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2">
            <text:p>22</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text:span><text:span text:style-name="T3">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3">
            <text:p>23</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4">
            <text:p>24</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5">
            <text:p>25</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6">
            <text:p>26</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7">
            <text:p>27</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8">
            <text:p>28</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9">
            <text:p>29</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30">
            <text:p>30</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0">
          <table:table-cell table:formula="of:=ROW()-1" office:value-type="float" office:value="31">
            <text:p>31</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2">
            <text:p>32</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3">
            <text:p>33</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4">
            <text:p>34</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5">
            <text:p>35</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6">
            <text:p>3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text:span><text:span text:style-name="T3">ト表示</text:span></text:p>
          </table:table-cell>
          <table:table-cell table:number-columns-repeated="1015"/>
        </table:table-row>
        <table:table-row table:style-name="ro5">
          <table:table-cell table:formula="of:=ROW()-1" office:value-type="float" office:value="37">
            <text:p>3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8">
            <text:p>3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9">
            <text:p>3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40">
            <text:p>4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text:span><text:span text:style-name="T3">みクリックできる</text:span></text:p>
          </table:table-cell>
          <table:table-cell table:number-columns-repeated="1015"/>
        </table:table-row>
        <table:table-row table:style-name="ro6">
          <table:table-cell table:formula="of:=ROW()-1" office:value-type="float" office:value="41">
            <text:p>4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draw:frame table:end-cell-address="21作業指示詳細.I50" table:end-x="5.012cm" table:end-y="0.11cm" draw:z-index="0" draw:style-name="gr4" svg:width="16.494cm" svg:height="1.623cm" svg:x="0.218cm" svg:y="0.462cm">
              <draw:text-box>
                <text:p>作業指示を登録すると、作業定義上下位の作業定義についても、作業指示が作成される</text:p>
                <text:p>下位の作業指示は、登録した作業指示と同じ付与文字列となる</text:p>
                <text:p/>
              </draw:text-box>
            </draw:frame>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26">
          <table:table-cell table:number-columns-repeated="1024"/>
        </table:table-row>
        <table:table-row table:style-name="ro1">
          <table:table-cell table:number-columns-repeated="1024"/>
        </table:table-row>
      </table:table>
      <table:table table:name="23作業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number-columns-repeated="1024"/>
        </table:table-row>
        <table:table-row table:style-name="ro1">
          <table:table-cell/>
          <table:table-cell>
            <draw:frame table:end-cell-address="23作業一覧.I9" table:end-x="1.881cm" table:end-y="0.475cm" draw:z-index="0" draw:style-name="gr13" svg:width="16.494cm" svg:height="3.228cm" svg:x="0.19cm" svg:y="0.209cm">
              <draw:text-box>
                <text:p>作業一覧の画面項目は、画面タイトルを除き作業指示一覧と同じである</text:p>
                <text:p>違う点は</text:p>
                <text:p>作業指示一覧には、未だ作業連絡が行われていない作業も一覧に表示されるが</text:p>
                <text:p>作業一覧には、作業者への作業連絡が行われた作業のみが表示される点にある</text:p>
                <text:p/>
              </draw:text-box>
            </draw:frame>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指示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指示の名称</text:p>
            <text:p><text:span text:style-name="T3">クリックによりその詳細画面に遷移</text:span></text:p>
          </table:table-cell>
          <table:table-cell table:number-columns-repeated="1015"/>
        </table:table-row>
        <table:table-row table:style-name="ro3">
          <table:table-cell table:formula="of:=ROW()-1" office:value-type="float" office:value="2">
            <text:p>2</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table:style-name="ce6" office:value-type="string">
            <text:p>作業連絡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者が作業内容を作業者に連絡した日</text:p>
          </table:table-cell>
          <table:table-cell table:number-columns-repeated="1015"/>
        </table:table-row>
        <table:table-row table:style-name="ro8">
          <table:table-cell table:formula="of:=ROW()-1" office:value-type="float" office:value="4">
            <text:p>4</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を出す部署人員</text:p>
            <text:p><text:span text:style-name="T3">クリックによりその詳細画面に遷移</text:span></text:p>
            <text:p><text:span text:style-name="T3">自動登録の場合は、作業指示の管理者名</text:span><text:span text:style-name="T3">称と「自動登録」と表記</text:span></text:p>
          </table:table-cell>
          <table:table-cell table:number-columns-repeated="1015"/>
        </table:table-row>
        <table:table-row table:style-name="ro1">
          <table:table-cell table:formula="of:=ROW()-1" office:value-type="float" office:value="5">
            <text:p>5</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6">
            <text:p>6</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1">
          <table:table-cell table:formula="of:=ROW()-1" office:value-type="float" office:value="7">
            <text:p>7</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10">
          <table:table-cell table:formula="of:=ROW()-1" office:value-type="float" office:value="8">
            <text:p>8</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報告選択を表示する</text:p>
          </table:table-cell>
          <table:table-cell table:number-columns-repeated="1015"/>
        </table:table-row>
        <table:table-row table:style-name="ro3">
          <table:table-cell table:formula="of:=ROW()-1" office:value-type="float" office:value="9">
            <text:p>9</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5">
          <table:table-cell table:formula="of:=ROW()-1" office:value-type="float" office:value="10">
            <text:p>10</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text:p>
          </table:table-cell>
          <table:table-cell table:number-columns-repeated="1015"/>
        </table:table-row>
        <table:table-row table:style-name="ro5">
          <table:table-cell table:formula="of:=ROW()-1" office:value-type="float" office:value="11">
            <text:p>1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text:span><text:span text:style-name="T3">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2">
            <text:p>12</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3">
            <text:p>13</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4">
            <text:p>14</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15">
            <text:p>15</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text:span><text:span text:style-name="T3">リックできる</text:span></text:p>
          </table:table-cell>
          <table:table-cell table:number-columns-repeated="1015"/>
        </table:table-row>
        <table:table-row table:style-name="ro6">
          <table:table-cell table:formula="of:=ROW()-1" office:value-type="float" office:value="16">
            <text:p>16</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52">
          <table:table-cell table:number-columns-repeated="1024"/>
        </table:table-row>
        <table:table-row table:style-name="ro1">
          <table:table-cell table:number-columns-repeated="1024"/>
        </table:table-row>
      </table:table>
      <table:table table:name="25付帯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3">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4"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5">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text:p>
            <text:p><text:span text:style-name="T3">コード一覧の作業状況を表示</text:span></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作業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コード一覧の作業状況を表示</text:p>
          </table:table-cell>
          <table:table-cell table:number-columns-repeated="1015"/>
        </table:table-row>
        <table:table-row table:style-name="ro3">
          <table:table-cell table:formula="of:=ROW()-1" office:value-type="float" office:value="6">
            <text:p>6</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27掲示板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掲示板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掲示板にアクセスする権限が部署や人員に加わる</text:p>
          </table:table-cell>
          <table:table-cell table:number-columns-repeated="1022"/>
        </table:table-row>
        <table:table-row table:style-name="ro1">
          <table:table-cell/>
          <table:table-cell office:value-type="string">
            <text:p>※下位の掲示板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7掲示板トップ.I15" table:end-x="2.008cm" table:end-y="0.035cm" draw:z-index="0" draw:style-name="gr7" svg:width="16.494cm" svg:height="2.975cm" svg:x="0.001cm" svg:y="0.023cm">
              <draw:text-box>
                <text:p>概要に記す文字</text:p>
                <text:p>作業手順など様々な情報を記載する掲示板で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5">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掲示板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0">
            <text:p>1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0権限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5"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3"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3"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1マイツリー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マイ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マイツリー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31マイツリートップ.I15" table:end-x="2.008cm" table:end-y="0.035cm" draw:z-index="0" draw:style-name="gr7" svg:width="16.494cm" svg:height="2.975cm" svg:x="0.001cm" svg:y="0.023cm">
              <draw:text-box>
                <text:p>概要に記す文字</text:p>
                <text:p>頻繁に用いる機能をここに登録して作業を効率化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2マイツリー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タイトル</text:p>
            <text:p><text:span text:style-name="T3">クリックにより、当該機能の詳細画面に遷移する</text:span></text:p>
          </table:table-cell>
          <table:table-cell table:number-columns-repeated="1015"/>
        </table:table-row>
        <table:table-row table:style-name="ro1">
          <table:table-cell table:formula="of:=ROW()-1" office:value-type="float" office:value="3">
            <text:p>3</text:p>
          </table:table-cell>
          <table:table-cell office:value-type="string">
            <text:p>機能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機能種別を表示</text:p>
          </table:table-cell>
          <table:table-cell table:number-columns-repeated="1015"/>
        </table:table-row>
        <table:table-row table:style-name="ro1">
          <table:table-cell table:formula="of:=ROW()-1" office:value-type="float" office:value="4">
            <text:p>4</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5">
            <text:p>5</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ext:p>参照権限がある場合のみ</text:p>
          </table:table-cell>
          <table:table-cell table:number-columns-repeated="1015"/>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機能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機能の情報をクリップボードにコピーする</text:p>
          </table:table-cell>
          <table:table-cell table:number-columns-repeated="1015"/>
        </table:table-row>
        <table:table-row table:style-name="ro8">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マイツリーから削除する　元データは削除しない</text:p>
            <text:p><text:span text:style-name="T3">デフォルトは選択不可であり、詳細領域で削除有効化をチ</text:span><text:span text:style-name="T3">ェックすると、選択できるようになる</text:span></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33システム設定" table:style-name="ta3">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システム設定の概要を説明</text:p>
          </table:table-cell>
          <table:table-cell table:number-columns-repeated="1015"/>
        </table:table-row>
        <table:table-row table:style-name="ro5">
          <table:table-cell table:formula="of:=ROW()-1" office:value-type="float" office:value="2">
            <text:p>2</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3">
            <text:p>3</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3">
          <table:table-cell table:formula="of:=ROW()-1" office:value-type="float" office:value="4">
            <text:p>4</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9">
            <text:p>9</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10">
            <text:p>10</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text:span><text:span text:style-name="T3">止状態となる</text:span></text:p>
          </table:table-cell>
          <table:table-cell table:number-columns-repeated="1015"/>
        </table:table-row>
        <table:table-row table:style-name="ro6">
          <table:table-cell table:formula="of:=ROW()-1" office:value-type="float" office:value="11">
            <text:p>11</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text:span><text:span text:style-name="T3">止状態となる</text:span></text:p>
          </table:table-cell>
          <table:table-cell table:number-columns-repeated="1015"/>
        </table:table-row>
        <table:table-row table:style-name="ro5">
          <table:table-cell table:formula="of:=ROW()-1" office:value-type="float" office:value="12">
            <text:p>12</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8">
          <table:table-cell table:formula="of:=ROW()-1" office:value-type="float" office:value="13">
            <text:p>13</text:p>
          </table:table-cell>
          <table:table-cell office:value-type="string">
            <text:p>新規ログイン後パスワード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新規ログイン後パスワード更新の強制を用いるかを設定</text:p>
            <text:p>デフォルトは要</text:p>
          </table:table-cell>
          <table:table-cell table:number-columns-repeated="1015"/>
        </table:table-row>
        <table:table-row table:style-name="ro5">
          <table:table-cell table:formula="of:=ROW()-1" office:value-type="float" office:value="14">
            <text:p>14</text:p>
          </table:table-cell>
          <table:table-cell office:value-type="string">
            <text:p>パスワード定期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パスワード定期更新の強制を用いるかを設定</text:p>
            <text:p>デフォルトは要</text:p>
          </table:table-cell>
          <table:table-cell table:number-columns-repeated="1015"/>
        </table:table-row>
        <table:table-row table:style-name="ro10">
          <table:table-cell table:formula="of:=ROW()-1" office:value-type="float" office:value="15">
            <text:p>15</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定期更新強制要否が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6">
            <text:p>16</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draw:custom-shape table:end-cell-address="33システム設定.I20" table:end-x="6.004cm" table:end-y="0.182cm" draw:z-index="1" draw:name="吹き出し: 角を丸めた四角形 1" draw:style-name="gr2" draw:text-style-name="P3" svg:width="4.979cm" svg:height="1.207cm" svg:x="1.025cm" svg:y="0.457cm">
              <text:p text:style-name="P2"><text:span text:style-name="T4">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7">
            <text:p>17</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8">
            <text:p>18</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1">
            <text:p>2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40" table:end-x="7.432cm" table:end-y="0.134cm" draw:z-index="0" draw:style-name="gr16" svg:width="21.689cm" svg:height="7.174cm" svg:x="0.272cm" svg:y="0.367cm">
              <draw:text-box>
                <text:p>本画面は、顧客側のシステム管理者が設定する画面である</text:p>
                <text:p/>
                <text:p>休止期間には、顧客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text:p>概要に記す文字</text:p>
                <text:p>システム全般に関わる設定を行います</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ファイル取込"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取込の概要を説明</text:p>
          </table:table-cell>
          <table:table-cell table:number-columns-repeated="1015"/>
        </table:table-row>
        <table:table-row table:style-name="ro4">
          <table:table-cell table:formula="of:=ROW()-1" office:value-type="float" office:value="2">
            <text:p>2</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text:span><text:span text:style-name="T3">指示、作業、掲示板</text:span></text:p>
            <text:p><text:span text:style-name="T3">統合システム管理者である場合は、以下</text:span><text:span text:style-name="T3">を列記</text:span></text:p>
            <text:p><text:span text:style-name="T3">人員、部署、作業場所、作業定義、作業</text:span><text:span text:style-name="T3">指示、作業、掲示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5">
          <table:table-cell table:formula="of:=ROW()-1" office:value-type="float" office:value="7">
            <text:p>7</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4">
          <table:table-cell table:formula="of:=ROW()-1" office:value-type="float" office:value="8">
            <text:p>8</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9">
            <text:p>9</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5">
          <table:table-cell table:formula="of:=ROW()-1" office:value-type="float" office:value="10">
            <text:p>10</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1">
            <text:p>1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2">
            <text:p>12</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10">
          <table:table-cell table:formula="of:=ROW()-1" office:value-type="float" office:value="13">
            <text:p>13</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table-cell/>
          <table:table-cell>
            <draw:frame table:end-cell-address="34ファイル取込.I21" table:end-x="3.61cm" table:end-y="0.404cm" draw:z-index="0" draw:style-name="gr17" svg:width="17.707cm" svg:height="2.982cm" svg:x="0.432cm" svg:y="0.385cm">
              <draw:text-box>
                <text:p>取込メッセージには、メッセージ一覧の以下を表示する</text:p>
                <text:p>【】</text:p>
                <text:p/>
                <text:p>概要に記す文字</text:p>
                <text:p text:style-name="P5"><text:span text:style-name="T1">人員、部署、作業場所、作業定義、作業指示、作業、掲示板に対して、外部システムからファイルで取り込みます　ファイル仕様は取込ファイル仕様書を参考にしてください</text:span></text:p>
                <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5ファイル出力"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出力の概要を説明</text:p>
          </table:table-cell>
          <table:table-cell table:number-columns-repeated="1015"/>
        </table:table-row>
        <table:table-row table:style-name="ro4">
          <table:table-cell table:formula="of:=ROW()-1" office:value-type="float" office:value="2">
            <text:p>2</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text:span><text:span text:style-name="T3">指示、作業、掲示板、全て</text:span></text:p>
            <text:p><text:span text:style-name="T3">統合システム管理者である場合は、以下</text:span><text:span text:style-name="T3">を列記</text:span></text:p>
            <text:p><text:span text:style-name="T3">人員、部署、作業場所、作業定義、作業</text:span><text:span text:style-name="T3">指示、作業、掲示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7">
            <text:p>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draw:frame table:end-cell-address="35ファイル出力.I14" table:end-x="3.448cm" table:end-y="0.33cm" draw:z-index="0" draw:style-name="gr18" svg:width="17.707cm" svg:height="2.561cm" svg:x="0.27cm" svg:y="0.238cm">
              <draw:text-box>
                <text:p>概要に記す文字</text:p>
                <text:p text:style-name="P5"><text:span text:style-name="T1">人員、部署、作業場所、作業定義、作業指示、作業、掲示板にある内容をファイル出力します</text:span></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6ログ確認"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ログ確認の概要を説明</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3">
          <table:table-cell table:formula="of:=ROW()-1" office:value-type="float" office:value="5">
            <text:p>5</text:p>
          </table:table-cell>
          <table:table-cell office:value-type="string">
            <text:p>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出力対象とする部署番号</text:p>
            <text:p>未入力で全ての部署人員</text:p>
          </table:table-cell>
          <table:table-cell table:number-columns-repeated="1015"/>
        </table:table-row>
        <table:table-row table:style-name="ro3">
          <table:table-cell table:formula="of:=ROW()-1" office:value-type="float" office:value="6">
            <text:p>6</text:p>
          </table:table-cell>
          <table:table-cell office:value-type="string">
            <text:p>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顧客詳細に遷移する</text:p>
            <text:p>顧客番号に該当する部署の名称</text:p>
          </table:table-cell>
          <table:table-cell table:number-columns-repeated="1015"/>
        </table:table-row>
        <table:table-row table:style-name="ro3">
          <table:table-cell table:formula="of:=ROW()-1" office:value-type="float" office:value="7">
            <text:p>7</text:p>
          </table:table-cell>
          <table:table-cell office:value-type="string">
            <text:p>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の候補を一覧表示し、選択するとその番号が部署番号に表示される</text:p>
          </table:table-cell>
          <table:table-cell table:number-columns-repeated="1015"/>
        </table:table-row>
        <table:table-row table:style-name="ro25">
          <table:table-cell table:formula="of:=ROW()-1" office:value-type="float" office:value="8">
            <text:p>8</text:p>
          </table:table-cell>
          <table:table-cell table:style-name="ce20" office:value-type="string">
            <text:p>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表示対象とする時間的範囲</text:p>
            <text:p>デフォルトは、開始年月日時刻には本画面を表示した日の0時0分　終了年月日時刻には本画面を表示した日時</text:p>
          </table:table-cell>
          <table:table-cell table:number-columns-repeated="1015"/>
        </table:table-row>
        <table:table-row table:style-name="ro3">
          <table:table-cell table:formula="of:=ROW()-1" office:value-type="float" office:value="9">
            <text:p>9</text:p>
          </table:table-cell>
          <table:table-cell table:style-name="ce20" office:value-type="string">
            <text:p>通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通常メッセージログを表示するかどうかを指定</text:p>
            <text:p>デフォルトはオフ</text:p>
          </table:table-cell>
          <table:table-cell table:number-columns-repeated="1015"/>
        </table:table-row>
        <table:table-row table:style-name="ro3">
          <table:table-cell table:formula="of:=ROW()-1" office:value-type="float" office:value="10">
            <text:p>10</text:p>
          </table:table-cell>
          <table:table-cell table:style-name="ce20" office:value-type="string">
            <text:p>警告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警告メッセージログを表示するかどうかを指定</text:p>
            <text:p>デフォルトはオン</text:p>
          </table:table-cell>
          <table:table-cell table:number-columns-repeated="1015"/>
        </table:table-row>
        <table:table-row table:style-name="ro3">
          <table:table-cell table:formula="of:=ROW()-1" office:value-type="float" office:value="11">
            <text:p>11</text:p>
          </table:table-cell>
          <table:table-cell table:style-name="ce20" office:value-type="string">
            <text:p>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異常メッセージログを表示するかどうかを指定</text:p>
            <text:p>デフォルトはオン</text:p>
          </table:table-cell>
          <table:table-cell table:number-columns-repeated="1015"/>
        </table:table-row>
        <table:table-row table:style-name="ro3">
          <table:table-cell table:formula="of:=ROW()-1" office:value-type="float" office:value="12">
            <text:p>12</text:p>
          </table:table-cell>
          <table:table-cell table:style-name="ce20" office:value-type="string">
            <text:p>正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正常メッセージログを表示するかどうかを指定</text:p>
            <text:p>デフォルトはオン</text:p>
          </table:table-cell>
          <table:table-cell table:number-columns-repeated="1015"/>
        </table:table-row>
        <table:table-row table:style-name="ro8">
          <table:table-cell table:formula="of:=ROW()-1" office:value-type="float" office:value="13">
            <text:p>13</text:p>
          </table:table-cell>
          <table:table-cell table:style-name="ce20" office:value-type="string">
            <text:p>システム情報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情報メッセージログを表示するかどうかを指定</text:p>
            <text:p>デフォルトはオフ</text:p>
          </table:table-cell>
          <table:table-cell table:number-columns-repeated="1015"/>
        </table:table-row>
        <table:table-row table:style-name="ro8">
          <table:table-cell table:formula="of:=ROW()-1" office:value-type="float" office:value="14">
            <text:p>14</text:p>
          </table:table-cell>
          <table:table-cell table:style-name="ce20" office:value-type="string">
            <text:p>システム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異常メッセージログを表示するかどうかを指定</text:p>
            <text:p>デフォルトはオフ</text:p>
          </table:table-cell>
          <table:table-cell table:number-columns-repeated="1015"/>
        </table:table-row>
        <table:table-row table:style-name="ro24">
          <table:table-cell table:formula="of:=ROW()-1" office:value-type="float" office:value="15">
            <text:p>15</text:p>
          </table:table-cell>
          <table:table-cell table:style-name="ce6" office:value-type="string">
            <text:p>検索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17" office:value-type="string">
            <text:p>一覧操作領域</text:p>
          </table:table-cell>
          <table:table-cell/>
          <table:table-cell table:style-name="ce20" office:value-type="string">
            <text:p>検索する文字　ロ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6">
            <text:p>1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件数を表示する</text:p>
          </table:table-cell>
          <table:table-cell table:number-columns-repeated="1015"/>
        </table:table-row>
        <table:table-row table:style-name="ro3">
          <table:table-cell table:formula="of:=ROW()-1" office:value-type="float" office:value="17">
            <text:p>17</text:p>
          </table:table-cell>
          <table:table-cell office:value-type="string">
            <text:p>表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検索条件に従いログをログ表示領域に表示する</text:p>
          </table:table-cell>
          <table:table-cell table:number-columns-repeated="1015"/>
        </table:table-row>
        <table:table-row table:style-name="ro1">
          <table:table-cell table:formula="of:=ROW()-1" office:value-type="float" office:value="18">
            <text:p>18</text:p>
          </table:table-cell>
          <table:table-cell office:value-type="string">
            <text:p>ログ表示領域</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動作ログを表示する</text:p>
          </table:table-cell>
          <table:table-cell table:number-columns-repeated="1015"/>
        </table:table-row>
        <table:table-row table:style-name="ro3">
          <table:table-cell table:formula="of:=ROW()-1" office:value-type="float" office:value="19">
            <text:p>19</text:p>
          </table:table-cell>
          <table:table-cell office:value-type="string">
            <text:p>ダウンロード</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表示しているログのダウンロードを実行する</text:p>
          </table:table-cell>
          <table:table-cell table:number-columns-repeated="1015"/>
        </table:table-row>
        <table:table-row table:style-name="ro1">
          <table:table-cell/>
          <table:table-cell table:style-name="ce6">
            <draw:frame table:end-cell-address="36ログ確認.I35" table:end-x="1.591cm" table:end-y="0.177cm" draw:z-index="0" draw:style-name="gr19" svg:width="15.93cm" svg:height="6.683cm" svg:x="0.19cm" svg:y="0.408cm">
              <draw:text-box>
                <text:p>顧客には、他顧客のログやシステム情報メッセージ、システム異常メッセージを見せない</text:p>
                <text:p/>
                <text:p>概要に記す文字</text:p>
                <text:p><text:span text:style-name="T3">動作ログを表示し、ファイル出力します</text:span></text:p>
                <text:p><text:span text:style-name="T3"/></text:p>
                <text:p><text:span text:style-name="T3">ログ表示領域に表示する文字</text:span></text:p>
                <text:p><text:span text:style-name="T3">統合システム管理者でない場合</text:span></text:p>
                <text:p><text:span text:style-name="T3">ログ出力日時　類別（</text:span><text:span text:style-name="T3">nm wn er ok</text:span><text:span text:style-name="T3">）　アクセスユーザ　機能　ログ</text:span></text:p>
                <text:p><text:span text:style-name="T3"/></text:p>
                <text:p><text:span text:style-name="T3">統合システム管理者である場合</text:span></text:p>
                <text:p><text:span text:style-name="T3">ログ出力日時　類別（</text:span><text:span text:style-name="T3">nm wn er ok si sy</text:span><text:span text:style-name="T3">）顧客名　アクセスユーザ　機能　プログラムパス　ログ</text:span></text:p>
              </draw:text-box>
            </draw:frame>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37ネットワーク設定"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ネットワーク設定の概要を説明</text:p>
          </table:table-cell>
          <table:table-cell table:number-columns-repeated="1015"/>
        </table:table-row>
        <table:table-row table:style-name="ro1">
          <table:table-cell table:formula="of:=ROW()-1" office:value-type="float" office:value="2">
            <text:p>2</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3">
            <text:p>3</text:p>
          </table:table-cell>
          <table:table-cell office:value-type="string">
            <text:p>パスワード</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4">
            <text:p>4</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7" office:value-type="string">
            <text:p>詳細領域</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1">
          <table:table-cell table:formula="of:=ROW()-1" office:value-type="float" office:value="5">
            <text:p>5</text:p>
          </table:table-cell>
          <table:table-cell office:value-type="string">
            <text:p>メールアカウント名</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6">
            <text:p>6</text:p>
          </table:table-cell>
          <table:table-cell office:value-type="string">
            <text:p>受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0">
          <table:table-cell table:formula="of:=ROW()-1" office:value-type="float" office:value="7">
            <text:p>7</text:p>
          </table:table-cell>
          <table:table-cell office:value-type="string">
            <text:p>受信サーバ通信方式</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を表示</text:p>
            <text:p>・POP</text:p>
            <text:p>・IMAP</text:p>
          </table:table-cell>
          <table:table-cell table:number-columns-repeated="1015"/>
        </table:table-row>
        <table:table-row table:style-name="ro9">
          <table:table-cell table:formula="of:=ROW()-1" office:value-type="float" office:value="8">
            <text:p>8</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受信サーバ通信方式がPOPなら995をデフォルト表示</text:p>
            <text:p><text:span text:style-name="T3">受信サーバ通信方式が</text:span><text:span text:style-name="T3">IMAP</text:span><text:span text:style-name="T3">なら</text:span><text:span text:style-name="T3">993</text:span><text:span text:style-name="T3">をデ</text:span><text:span text:style-name="T3">フォルト表示</text:span></text:p>
          </table:table-cell>
          <table:table-cell table:number-columns-repeated="1015"/>
        </table:table-row>
        <table:table-row table:style-name="ro1">
          <table:table-cell table:formula="of:=ROW()-1" office:value-type="float" office:value="9">
            <text:p>9</text:p>
          </table:table-cell>
          <table:table-cell office:value-type="string">
            <text:p>送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
          <table:table-cell table:formula="of:=ROW()-1" office:value-type="float" office:value="10">
            <text:p>10</text:p>
          </table:table-cell>
          <table:table-cell office:value-type="string">
            <text:p>送信サーバ通信方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SMTP固定</text:p>
          </table:table-cell>
          <table:table-cell table:number-columns-repeated="1015"/>
        </table:table-row>
        <table:table-row table:style-name="ro2">
          <table:table-cell table:formula="of:=ROW()-1" office:value-type="float" office:value="11">
            <text:p>11</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587をデフォルト表示</text:p>
          </table:table-cell>
          <table:table-cell table:number-columns-repeated="1015"/>
        </table:table-row>
        <table:table-row table:style-name="ro1">
          <table:table-cell table:formula="of:=ROW()-1" office:value-type="float" office:value="12">
            <text:p>12</text:p>
          </table:table-cell>
          <table:table-cell office:value-type="string">
            <text:p>送信試験用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メール送信試験のための送信先メールアドレス</text:p>
          </table:table-cell>
          <table:table-cell table:number-columns-repeated="1015"/>
        </table:table-row>
        <table:table-row table:style-name="ro5">
          <table:table-cell table:formula="of:=ROW()-1" office:value-type="float" office:value="13">
            <text:p>13</text:p>
          </table:table-cell>
          <table:table-cell office:value-type="string">
            <text:p>送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送信試験用メールアドレスにメールを送信する</text:p>
            <text:p>試験結果はメッセージ表示領域に表示する</text:p>
          </table:table-cell>
          <table:table-cell table:number-columns-repeated="1015"/>
        </table:table-row>
        <table:table-row table:style-name="ro3">
          <table:table-cell table:formula="of:=ROW()-1" office:value-type="float" office:value="14">
            <text:p>14</text:p>
          </table:table-cell>
          <table:table-cell office:value-type="string">
            <text:p>受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受信サーバからメールを取得する</text:p>
            <text:p>取得結果はメッセージ表示領域に表示する</text:p>
          </table:table-cell>
          <table:table-cell table:number-columns-repeated="1015"/>
        </table:table-row>
        <table:table-row table:style-name="ro1">
          <table:table-cell table:formula="of:=ROW()-1" office:value-type="float" office:value="15">
            <text:p>15</text:p>
          </table:table-cell>
          <table:table-cell office:value-type="string">
            <text:p>受信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受信したメッセージを最新一件のみ表示する</text:p>
          </table:table-cell>
          <table:table-cell table:number-columns-repeated="1015"/>
        </table:table-row>
        <table:table-row table:style-name="ro1">
          <table:table-cell table:formula="of:=ROW()-1" office:value-type="float" office:value="16">
            <text:p>16</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入力内容を保存する</text:p>
          </table:table-cell>
          <table:table-cell table:number-columns-repeated="1015"/>
        </table:table-row>
        <table:table-row table:style-name="ro1">
          <table:table-cell/>
          <table:table-cell>
            <draw:frame table:end-cell-address="37ネットワーク設定.I23" table:end-x="3.61cm" table:end-y="0.406cm" draw:z-index="0" draw:style-name="gr18" svg:width="17.707cm" svg:height="2.561cm" svg:x="0.432cm" svg:y="0.314cm">
              <draw:text-box>
                <text:p>概要に記す文字</text:p>
                <text:p text:style-name="P5"><text:span text:style-name="T1">メールクライアント機能に関する設定をします</text:span></text:p>
                <text:p text:style-name="P5"><text:span text:style-name="T1">本システムは、メール受信を契機とした作業開始や、作業終了にともないメール送信などを行うことができます　それらを行う場合、本画面にてメールクライアント機能の設定を行います</text:span></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40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6ユーザ情報"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人員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の名称</text:p>
            <text:p>管理者の人員詳細の参照権限がある場合のみ遷移できる</text:p>
          </table:table-cell>
          <table:table-cell table:number-columns-repeated="1015"/>
        </table:table-row>
        <table:table-row table:style-name="ro6">
          <table:table-cell table:formula="of:=ROW()-1" office:value-type="float" office:value="4">
            <text:p>4</text:p>
          </table:table-cell>
          <table:table-cell office:value-type="string">
            <text:p>管理者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2"/>
          <table:table-cell office:value-type="string">
            <text:p>あなたのユーザ情報に関わる問い合わせは、こちらのメールアドレスに行います</text:p>
            <text:p>パスワードを忘れた場合もこちらに連絡します</text:p>
          </table:table-cell>
          <table:table-cell table:number-columns-repeated="1014"/>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ログイン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ログインした日時</text:p>
          </table:table-cell>
          <table:table-cell table:number-columns-repeated="1014"/>
          <table:table-cell table:style-name="Default"/>
        </table:table-row>
        <table:table-row table:style-name="ro2">
          <table:table-cell table:formula="of:=ROW()-1" office:value-type="float" office:value="8">
            <text:p>8</text:p>
          </table:table-cell>
          <table:table-cell office:value-type="string">
            <text:p>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9">
            <text:p>9</text:p>
          </table:table-cell>
          <table:table-cell office:value-type="string">
            <text:p>パスワード更新期限</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今のパスワードを使用できる期限を表示する</text:p>
            <text:p>期限なしの場合は　なし　を表示</text:p>
          </table:table-cell>
          <table:table-cell table:number-columns-repeated="1015"/>
        </table:table-row>
        <table:table-row table:style-name="ro1">
          <table:table-cell table:formula="of:=ROW()-1" office:value-type="float" office:value="10">
            <text:p>10</text:p>
          </table:table-cell>
          <table:table-cell office:value-type="string">
            <text:p>パスワード更新</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パスワード更新画面に遷移する</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47統合システム管理"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table:table-cell>
            <draw:custom-shape table:end-cell-address="47統合システム管理.I5" table:end-x="3.686cm" table:end-y="0.242cm" draw:z-index="0" draw:name="吹き出し: 角を丸めた四角形 1" draw:style-name="gr2" draw:text-style-name="P3" svg:width="8.261cm" svg:height="1.207cm" svg:x="0.654cm" svg:y="0.023cm">
              <text:p text:style-name="P2"><text:span text:style-name="T4">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9"/>
        </table:table-row>
        <table:table-row table:style-name="ro1" table:number-rows-repeated="2">
          <table:table-cell table:number-columns-repeated="1024"/>
        </table:table-row>
        <table:table-row table:style-name="ro1">
          <table:table-cell/>
          <table:table-cell table:style-name="ce6" office:value-type="string">
            <text:p>※顧客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47統合システム管理.I13" table:end-x="2.905cm" table:end-y="0.108cm" draw:z-index="1" draw:style-name="gr18" svg:width="17.707cm" svg:height="2.561cm" svg:x="0.001cm" svg:y="0.016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8顧客詳細"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table:style-name="ce6"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顧客の名称</text:p>
            <text:p>登録、更新時に入力必須</text:p>
          </table:table-cell>
          <table:table-cell office:value-type="string">
            <text:p>顧客の名称を入力します</text:p>
          </table:table-cell>
          <table:table-cell table:number-columns-repeated="1013"/>
          <table:table-cell table:style-name="Default"/>
        </table:table-row>
        <table:table-row table:style-name="ro2">
          <table:table-cell table:formula="of:=ROW()-1" office:value-type="float" office:value="2">
            <text:p>2</text:p>
          </table:table-cell>
          <table:table-cell table:style-name="ce6"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DB登録時に割り振られた番号</text:p>
          </table:table-cell>
          <table:table-cell table:number-columns-repeated="1014"/>
          <table:table-cell table:style-name="Default"/>
        </table:table-row>
        <table:table-row table:style-name="ro1">
          <table:table-cell table:formula="of:=ROW()-1" office:value-type="float" office:value="3">
            <text:p>3</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5">
            <text:p>5</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3"/>
          <table:table-cell table:style-name="Default"/>
        </table:table-row>
        <table:table-row table:style-name="ro3">
          <table:table-cell table:formula="of:=ROW()-1" office:value-type="float" office:value="6">
            <text:p>6</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終了する日</text:p>
            <text:p>新規登録時には、なしを設定</text:p>
          </table:table-cell>
          <table:table-cell office:value-type="string">
            <text:p>運用終了日が「なし」なら、終了日は未定になります</text:p>
          </table:table-cell>
          <table:table-cell table:number-columns-repeated="1013"/>
          <table:table-cell table:style-name="Default"/>
        </table:table-row>
        <table:table-row table:style-name="ro1">
          <table:table-cell table:formula="of:=ROW()-1" office:value-type="float" office:value="7">
            <text:p>7</text:p>
          </table:table-cell>
          <table:table-cell table:style-name="ce6"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6" office:value-type="string">
            <text:p>コード一覧の顧客状態から選択</text:p>
          </table:table-cell>
          <table:table-cell office:value-type="string">
            <text:p>顧客の状態を選択します</text:p>
          </table:table-cell>
          <table:table-cell table:number-columns-repeated="1013"/>
          <table:table-cell table:style-name="Default"/>
        </table:table-row>
        <table:table-row table:style-name="ro1">
          <table:table-cell table:formula="of:=ROW()-1" office:value-type="float" office:value="8">
            <text:p>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1024">
            <text:p>1024</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9">
            <text:p>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style-name="ce20" office:value-type="string">
            <text:p><text:span text:style-name="T3">クリックにより、マイツリーに追加しま</text:span><text:span text:style-name="T3">す</text:span></text:p>
            <text:p><text:span text:style-name="T3">既に追加していた場合は、マイツリーか</text:span><text:span text:style-name="T3">ら削除します</text:span></text:p>
          </table:table-cell>
          <table:table-cell table:number-columns-repeated="1013"/>
          <table:table-cell table:style-name="Default"/>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48顧客詳細.I18" table:end-x="3.255cm" table:end-y="0.434cm" draw:z-index="0" draw:style-name="gr18" svg:width="17.707cm" svg:height="2.561cm" svg:x="0.351cm" svg:y="0.342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49顧客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詳細に遷移する</text:p>
            <text:p>顧客名称を表示する</text:p>
          </table:table-cell>
          <table:table-cell table:number-columns-repeated="1015"/>
        </table:table-row>
        <table:table-row table:style-name="ro3">
          <table:table-cell table:formula="of:=ROW()-1" office:value-type="float" office:value="3">
            <text:p>3</text:p>
          </table:table-cell>
          <table:table-cell office:value-type="string">
            <text:p>状態</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情報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顧客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3">2021/08/03</text:date>, <text:time>13:27:3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3T13:27:37.99</dc:date>
    <meta:editing-duration>P3DT10H14M7S</meta:editing-duration>
    <meta:editing-cycles>246</meta:editing-cycles>
    <meta:document-statistic meta:table-count="44" meta:cell-count="3945" meta:object-count="36"/>
  </office:meta>
</office:document-meta>
</file>